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'Segoe UI', Tahom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fde0" officeooo:paragraph-rsid="0006fde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8f1a0" officeooo:paragraph-rsid="0008c9c6"/>
    </style:style>
    <style:style style:name="P4" style:family="paragraph" style:parent-style-name="Standard">
      <style:text-properties officeooo:rsid="00271cf8" officeooo:paragraph-rsid="0006fde0"/>
    </style:style>
    <style:style style:name="P5" style:family="paragraph" style:parent-style-name="Standard">
      <style:text-properties officeooo:rsid="00210106" officeooo:paragraph-rsid="0008c9c6"/>
    </style:style>
    <style:style style:name="P6" style:family="paragraph" style:parent-style-name="Standard">
      <style:text-properties officeooo:paragraph-rsid="0008c9c6"/>
    </style:style>
    <style:style style:name="P7" style:family="paragraph" style:parent-style-name="Standard">
      <style:text-properties officeooo:rsid="000a2c41" officeooo:paragraph-rsid="0008c9c6"/>
    </style:style>
    <style:style style:name="T1" style:family="text">
      <style:text-properties officeooo:rsid="0006fde0"/>
    </style:style>
    <style:style style:name="T2" style:family="text">
      <style:text-properties officeooo:rsid="001bc799"/>
    </style:style>
    <style:style style:name="T3" style:family="text">
      <style:text-properties officeooo:rsid="002706fe"/>
    </style:style>
    <style:style style:name="T4" style:family="text">
      <style:text-properties officeooo:rsid="001d30a3"/>
    </style:style>
    <style:style style:name="T5" style:family="text">
      <style:text-properties officeooo:rsid="00271cf8"/>
    </style:style>
    <style:style style:name="T6" style:family="text">
      <style:text-properties officeooo:rsid="0023e2ec"/>
    </style:style>
    <style:style style:name="T7" style:family="text">
      <style:text-properties officeooo:rsid="000a2c41"/>
    </style:style>
    <style:style style:name="T8" style:family="text">
      <style:text-properties officeooo:rsid="002097f4"/>
    </style:style>
    <style:style style:name="T9" style:family="text">
      <style:text-properties officeooo:rsid="000a9831"/>
    </style:style>
    <style:style style:name="T10" style:family="text">
      <style:text-properties officeooo:rsid="0018f1a0"/>
    </style:style>
    <style:style style:name="T11" style:family="text">
      <style:text-properties officeooo:rsid="000bc0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<text:span text:style-name="T1">Lets Play”</text:span></text:p>
      <text:p text:style-name="P1">Technisch Ontwerp</text:p>
      <text:p text:style-name="P1">Tjitze de Boer</text:p>
      <text:p text:style-name="P4"/>
      <text:p text:style-name="P5"/>
      <text:p text:style-name="P3">H<text:span text:style-name="T2">TML5</text:span>, CSS, JavaScript</text:p>
      <text:p text:style-name="P3">J<text:span text:style-name="T3">Q</text:span>uery, Bootstrap4 </text:p>
      <text:p text:style-name="P3"><text:span text:style-name="T4">PHP</text:span><text:span text:style-name="T5">7</text:span><text:span text:style-name="T4">/MySQL/</text:span><text:span text:style-name="T5">PDO</text:span></text:p>
      <text:p text:style-name="P7"/>
      <text:p text:style-name="P6"><text:span text:style-name="T10">Test browser: Chrome </text:span><text:span text:style-name="T6">Version </text:span><text:span text:style-name="T11">93.0.4577.63</text:span><text:span text:style-name="T6"> (oficial build) (64-bits)</text:span></text:p>
      <text:p text:style-name="P6"><text:span text:style-name="T7">Editor</text:span><text:span text:style-name="T8">: VSC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'Segoe UI', Tahom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2T13:38:22.112000000</meta:creation-date>
    <dc:date>2021-09-08T10:30:51.305000000</dc:date>
    <meta:editing-duration>P4DT22H12M35S</meta:editing-duration>
    <meta:editing-cycles>6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8" meta:word-count="23" meta:character-count="175" meta:non-whitespace-character-count="159"/>
  </office:meta>
</office:document-meta>
</file>